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3460" officeooo:paragraph-rsid="001b3460" style:font-weight-asian="bold" style:font-weight-complex="bold"/>
    </style:style>
    <style:style style:name="P2" style:family="paragraph" style:parent-style-name="Standard">
      <style:text-properties fo:font-weight="bold" officeooo:rsid="001b98fd" officeooo:paragraph-rsid="001b98fd" style:font-weight-asian="bold" style:font-weight-complex="bold"/>
    </style:style>
    <style:style style:name="P3" style:family="paragraph" style:parent-style-name="Standard" style:list-style-name="L2">
      <style:text-properties fo:font-weight="bold" officeooo:rsid="001b98fd" officeooo:paragraph-rsid="001b98fd" style:font-weight-asian="bold" style:font-weight-complex="bold"/>
    </style:style>
    <style:style style:name="P4" style:family="paragraph" style:parent-style-name="Standard" style:list-style-name="L1">
      <style:text-properties fo:font-weight="bold" officeooo:rsid="001b98fd" officeooo:paragraph-rsid="001b98fd" style:font-weight-asian="bold" style:font-weight-complex="bold"/>
    </style:style>
    <style:style style:name="P5" style:family="paragraph" style:parent-style-name="Standard">
      <style:text-properties fo:font-weight="normal" officeooo:rsid="001b3460" officeooo:paragraph-rsid="001b346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b3460" officeooo:paragraph-rsid="001b3460" style:font-weight-asian="normal" style:font-weight-complex="normal"/>
    </style:style>
    <style:style style:name="P7" style:family="paragraph" style:parent-style-name="Standard">
      <style:text-properties fo:font-size="14pt" fo:font-weight="bold" officeooo:rsid="001b98fd" officeooo:paragraph-rsid="001b98f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vista para las olimpiadas:</text:p>
      <text:p text:style-name="P1"/>
      <text:p text:style-name="P2">Abiertas:</text:p>
      <text:p text:style-name="P5"/>
      <text:list text:style-name="L1">
        <text:list-item>
          <text:p text:style-name="P6">¿Qué objetivo se busca con este sitio en cuanto a funcionamiento?</text:p>
        </text:list-item>
        <text:list-item>
          <text:p text:style-name="P6">¿Cómo favorece a los usuarios en la comparativa con otros sitios del mismo rubro? (cual es la diferencia que signifique una ventaja contra la competencia)</text:p>
        </text:list-item>
        <text:list-item>
          <text:p text:style-name="P6">¿Conoce un sitio similar que se asemeje a lo que busca?</text:p>
        </text:list-item>
        <text:list-item>
          <text:p text:style-name="P6">¿Como pretende que se mantenga el sitio en el largo plazo?</text:p>
        </text:list-item>
        <text:list-item>
          <text:p text:style-name="P4"><text:span text:style-name="T1">¿Qué puede hacer el usuario dentro del sitio?</text:span></text:p>
        </text:list-item>
        <text:list-item>
          <text:p text:style-name="P4"><text:span text:style-name="T1">¿Qué puede hacer la persona encargada del sitio (llamémosla administrador)?</text:span></text:p>
        </text:list-item>
        <text:list-item>
          <text:p text:style-name="P4"><text:span text:style-name="T1">¿Qué ofrece el sitio? (Paquetes de viajes, cursos o talleres, excursiones, tours, etc)</text:span></text:p>
        </text:list-item>
        <text:list-item>
          <text:p text:style-name="P4"><text:span text:style-name="T1"/></text:p>
        </text:list-item>
      </text:list>
      <text:p text:style-name="P5"/>
      <text:p text:style-name="P5"/>
      <text:p text:style-name="P2">Cerradas:</text:p>
      <text:p text:style-name="P2"><text:span text:style-name="T1"/></text:p>
      <text:list text:style-name="L2">
        <text:list-item>
          <text:p text:style-name="P3"><text:span text:style-name="T1">¿El sitio se mantendrá bajo un servicio gratuito (con anuncios) o pago?</text:span></text:p>
        </text:list-item>
        <text:list-item>
          <text:p text:style-name="P3"><text:span text:style-name="T1">¿Busca un servicio nacional o internacional?</text:span></text:p>
        </text:list-item>
        <text:list-item>
          <text:p text:style-name="P3"><text:span text:style-name="T1">¿Posteriormente a la realización del sitio web, quién o quienes estarán encargados de mantenerlo?</text:span></text:p>
        </text:list-item>
        <text:list-item>
          <text:p text:style-name="P3"><text:span text:style-name="T1">¿Qué puede hacer el usuario dentro del sitio?</text:span></text:p>
        </text:list-item>
        <text:list-item>
          <text:p text:style-name="P3"><text:span text:style-name="T1">¿Con qué métodos de pago pueden abonar los usuarios?</text:span></text:p>
        </text:list-item>
      </text:list>
      <text:p text:style-name="P2"><text:span text:style-name="T1"/></text:p>
      <text:p text:style-name="P2"><text:span text:style-name="T1"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6:38:21.829000000</meta:creation-date>
    <dc:date>2025-06-09T18:49:23.446000000</dc:date>
    <meta:editing-duration>PT2H11M3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6" meta:word-count="157" meta:character-count="922" meta:non-whitespace-character-count="793"/>
  </office:meta>
</office:document-meta>
</file>